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19cm"/>
    </style:style>
    <style:style style:name="co3" style:family="table-column">
      <style:table-column-properties fo:break-before="auto" style:column-width="8.336cm"/>
    </style:style>
    <style:style style:name="co4" style:family="table-column">
      <style:table-column-properties fo:break-before="auto" style:column-width="8.837cm"/>
    </style:style>
    <style:style style:name="co5" style:family="table-column">
      <style:table-column-properties fo:break-before="auto" style:column-width="7.271cm"/>
    </style:style>
    <style:style style:name="ro1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1.667cm" fo:break-before="auto" style:use-optimal-row-height="true"/>
    </style:style>
    <style:style style:name="ro3" style:family="table-row">
      <style:table-row-properties style:row-height="1.27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02cm solid #000000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>
            <text:p>Function</text:p>
          </table:table-cell>
          <table:table-cell table:style-name="ce1" office:value-type="string">
            <text:p>Parameter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Examples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if </text:p>
          </table:table-cell>
          <table:table-cell office:value-type="string">
            <text:p>any number of pairs boolean and value (condition, value for true), and last value (when all conditions false) </text:p>
          </table:table-cell>
          <table:table-cell office:value-type="string">
            <text:p>evaluates condition; if true, then evaluates following expression; if false then skips expression, and evaluates following condition; if all conditions fail then evaluates last expression <text:s/></text:p>
          </table:table-cell>
          <table:table-cell office:value-type="string">
            <text:p>(if (yes) +1.0 +2.0) = +1.0, (if (no) +1.0 +2.0) = +2.0, (if (no) +1.0 (yes) +2.0 (no) +3.0 +4.0) = +2.0, (if (no) +1.0 (no) +2.0 (yes) +3.0 +4.0) = +3.0, (if (no) +1.0 (no) +2.0 (no) +3.0 +4.0) = +4.0, (if +12.0) = +12.0</text:p>
          </table:table-cell>
          <table:table-cell table:number-columns-repeated="1020"/>
        </table:table-row>
        <table:table-row table:style-name="ro3">
          <table:table-cell office:value-type="string">
            <text:p>as </text:p>
          </table:table-cell>
          <table:table-cell office:value-type="string">
            <text:p>any number of pairs name and value, and expression to compute </text:p>
          </table:table-cell>
          <table:table-cell office:value-type="string">
            <text:p>computes values and assigns them to names; then computes expression which can use these names as precomputed values </text:p>
          </table:table-cell>
          <table:table-cell office:value-type="string">
            <text:p>(as a +2.0 (mul (a) (mul (a) (a)))) = +8.0, (as a +2.0 b +3.0 (min (mul (a) (b)) (div (a) (b)))) = +0.66666666666666667, (as +4.0) = +4.0</text:p>
          </table:table-cell>
          <table:table-cell table:number-columns-repeated="1020"/>
        </table:table-row>
        <table:table-row table:style-name="ro4">
          <table:table-cell office:value-type="string">
            <text:p>do </text:p>
          </table:table-cell>
          <table:table-cell office:value-type="string">
            <text:p>any types, any number, at least one </text:p>
          </table:table-cell>
          <table:table-cell office:value-type="string">
            <text:p>value of last parameter </text:p>
          </table:table-cell>
          <table:table-cell office:value-type="string">
            <text:p>(do +1.0 +2.0) = +2.0</text:p>
          </table:table-cell>
          <table:table-cell table:number-columns-repeated="1020"/>
        </table:table-row>
        <table:table-row table:style-name="ro1">
          <table:table-cell office:value-type="string">
            <text:p>df </text:p>
          </table:table-cell>
          <table:table-cell office:value-type="string">
            <text:p>one name </text:p>
          </table:table-cell>
          <table:table-cell office:value-type="string">
            <text:p>tell if function is defined </text:p>
          </table:table-cell>
          <table:table-cell office:value-type="string">
            <text:p>(df add) = (yes), (df foobar) = (no)</text:p>
          </table:table-cell>
          <table:table-cell table:number-columns-repeated="1020"/>
        </table:table-row>
        <table:table-row table:style-name="ro1">
          <table:table-cell office:value-type="string">
            <text:p>is </text:p>
          </table:table-cell>
          <table:table-cell office:value-type="string">
            <text:p>name and value of any type </text:p>
          </table:table-cell>
          <table:table-cell office:value-type="string">
            <text:p>tell if value has a type described by name </text:p>
          </table:table-cell>
          <table:table-cell office:value-type="string">
            <text:p>(is numb +2.0) = (yes), (is numb "alfa beta") = (no)</text:p>
          </table:table-cell>
          <table:table-cell table:number-columns-repeated="1020"/>
        </table:table-row>
        <table:table-row table:style-name="ro1">
          <table:table-cell office:value-type="string">
            <text:p>inc </text:p>
          </table:table-cell>
          <table:table-cell office:value-type="string">
            <text:p>one number </text:p>
          </table:table-cell>
          <table:table-cell office:value-type="string">
            <text:p>number plus one </text:p>
          </table:table-cell>
          <table:table-cell office:value-type="string">
            <text:p>(inc +2.0) = 3.0, (inc -2.0) = -1.0</text:p>
          </table:table-cell>
          <table:table-cell table:number-columns-repeated="1020"/>
        </table:table-row>
        <table:table-row table:style-name="ro1">
          <table:table-cell office:value-type="string">
            <text:p>dec </text:p>
          </table:table-cell>
          <table:table-cell office:value-type="string">
            <text:p>one number </text:p>
          </table:table-cell>
          <table:table-cell office:value-type="string">
            <text:p>number minus one <text:s/></text:p>
          </table:table-cell>
          <table:table-cell office:value-type="string">
            <text:p>(dec +2.0) = +1.0, (dec -2.0) = -3.0</text:p>
          </table:table-cell>
          <table:table-cell table:number-columns-repeated="1020"/>
        </table:table-row>
        <table:table-row table:style-name="ro1">
          <table:table-cell office:value-type="string">
            <text:p>add </text:p>
          </table:table-cell>
          <table:table-cell office:value-type="string">
            <text:p>two numbers </text:p>
          </table:table-cell>
          <table:table-cell office:value-type="string">
            <text:p>sum of these numbers </text:p>
          </table:table-cell>
          <table:table-cell office:value-type="string">
            <text:p>(add +12.0 -3.0) = +9.0</text:p>
          </table:table-cell>
          <table:table-cell table:number-columns-repeated="1020"/>
        </table:table-row>
        <table:table-row table:style-name="ro1">
          <table:table-cell office:value-type="string">
            <text:p>sub </text:p>
          </table:table-cell>
          <table:table-cell office:value-type="string">
            <text:p>two numbers </text:p>
          </table:table-cell>
          <table:table-cell office:value-type="string">
            <text:p>difference between numbers </text:p>
          </table:table-cell>
          <table:table-cell office:value-type="string">
            <text:p>(sub +19.0 +4.0) = +15.0, (sub +19.0 -2.0) = +21.0</text:p>
          </table:table-cell>
          <table:table-cell table:number-columns-repeated="1020"/>
        </table:table-row>
        <table:table-row table:style-name="ro1">
          <table:table-cell office:value-type="string">
            <text:p>mul </text:p>
          </table:table-cell>
          <table:table-cell office:value-type="string">
            <text:p>two numbers </text:p>
          </table:table-cell>
          <table:table-cell office:value-type="string">
            <text:p>multiplication of these numbers </text:p>
          </table:table-cell>
          <table:table-cell office:value-type="string">
            <text:p>(mul +2.0 +3.0) = +6.0</text:p>
          </table:table-cell>
          <table:table-cell table:number-columns-repeated="1020"/>
        </table:table-row>
        <table:table-row table:style-name="ro1">
          <table:table-cell office:value-type="string">
            <text:p>div </text:p>
          </table:table-cell>
          <table:table-cell office:value-type="string">
            <text:p>two numbers, second not zero </text:p>
          </table:table-cell>
          <table:table-cell office:value-type="string">
            <text:p>division of numbers </text:p>
          </table:table-cell>
          <table:table-cell office:value-type="string">
            <text:p>(div +3.0 +2.0) = +1.5</text:p>
          </table:table-cell>
          <table:table-cell table:number-columns-repeated="1020"/>
        </table:table-row>
        <table:table-row table:style-name="ro1">
          <table:table-cell office:value-type="string">
            <text:p>rnd </text:p>
          </table:table-cell>
          <table:table-cell office:value-type="string">
            <text:p>one number </text:p>
          </table:table-cell>
          <table:table-cell office:value-type="string">
            <text:p>number rounded to integer </text:p>
          </table:table-cell>
          <table:table-cell office:value-type="string">
            <text:p>(rnd +2.1) = +2.0, (rnd -2.9) = -3.0</text:p>
          </table:table-cell>
          <table:table-cell table:number-columns-repeated="1020"/>
        </table:table-row>
        <table:table-row table:style-name="ro1">
          <table:table-cell office:value-type="string">
            <text:p>flo </text:p>
          </table:table-cell>
          <table:table-cell office:value-type="string">
            <text:p>one number </text:p>
          </table:table-cell>
          <table:table-cell office:value-type="string">
            <text:p>biggest int not bigger than number </text:p>
          </table:table-cell>
          <table:table-cell office:value-type="string">
            <text:p>(flo +2.9) = +2.0, (flo -2.1) = -3.0</text:p>
          </table:table-cell>
          <table:table-cell table:number-columns-repeated="1020"/>
        </table:table-row>
        <table:table-row table:style-name="ro1">
          <table:table-cell office:value-type="string">
            <text:p>cil </text:p>
          </table:table-cell>
          <table:table-cell office:value-type="string">
            <text:p>one number </text:p>
          </table:table-cell>
          <table:table-cell office:value-type="string">
            <text:p>smallest integer not bigger than number </text:p>
          </table:table-cell>
          <table:table-cell office:value-type="string">
            <text:p>(cil +2.1) = +3.0, (cil -2.2) = -1.0</text:p>
          </table:table-cell>
          <table:table-cell table:number-columns-repeated="1020"/>
        </table:table-row>
        <table:table-row table:style-name="ro4">
          <table:table-cell office:value-type="string">
            <text:p>min <text:s/></text:p>
          </table:table-cell>
          <table:table-cell office:value-type="string">
            <text:p>none or two numbers </text:p>
          </table:table-cell>
          <table:table-cell office:value-type="string">
            <text:p>mininimum representable positive number for no parameters or smaller number out of two <text:s/></text:p>
          </table:table-cell>
          <table:table-cell office:value-type="string">
            <text:p>(min) = +0.00000000000000001, (min +1.0 -2.9) = -2.9</text:p>
          </table:table-cell>
          <table:table-cell table:number-columns-repeated="1020"/>
        </table:table-row>
        <table:table-row table:style-name="ro4">
          <table:table-cell office:value-type="string">
            <text:p>max </text:p>
          </table:table-cell>
          <table:table-cell office:value-type="string">
            <text:p>none or two numbers </text:p>
          </table:table-cell>
          <table:table-cell office:value-type="string">
            <text:p>maximum representable number or bigger number out of two </text:p>
          </table:table-cell>
          <table:table-cell office:value-type="string">
            <text:p>(max) = +99999999999999999.9, (max +1.0 -2.0) = +1.0</text:p>
          </table:table-cell>
          <table:table-cell table:number-columns-repeated="1020"/>
        </table:table-row>
        <table:table-row table:style-name="ro1">
          <table:table-cell office:value-type="string">
            <text:p>ops </text:p>
          </table:table-cell>
          <table:table-cell office:value-type="string">
            <text:p>one number </text:p>
          </table:table-cell>
          <table:table-cell office:value-type="string">
            <text:p>number with opposite sign </text:p>
          </table:table-cell>
          <table:table-cell office:value-type="string">
            <text:p>(ops -2.0) = +2.0, (ops 0.0) = 0.0</text:p>
          </table:table-cell>
          <table:table-cell table:number-columns-repeated="1020"/>
        </table:table-row>
        <table:table-row table:style-name="ro1">
          <table:table-cell office:value-type="string">
            <text:p>abs </text:p>
          </table:table-cell>
          <table:table-cell office:value-type="string">
            <text:p>one number </text:p>
          </table:table-cell>
          <table:table-cell office:value-type="string">
            <text:p>absolute value of number </text:p>
          </table:table-cell>
          <table:table-cell office:value-type="string">
            <text:p>(abs +1.0) = +1.0, (abs -2.9) = +2.9</text:p>
          </table:table-cell>
          <table:table-cell table:number-columns-repeated="1020"/>
        </table:table-row>
        <table:table-row table:style-name="ro1">
          <table:table-cell office:value-type="string">
            <text:p>zer </text:p>
          </table:table-cell>
          <table:table-cell office:value-type="string">
            <text:p>none or one number </text:p>
          </table:table-cell>
          <table:table-cell office:value-type="string">
            <text:p>0.0 for no parameters or if number is zero <text:s/></text:p>
          </table:table-cell>
          <table:table-cell office:value-type="string">
            <text:p>(zer) = 0.0, (zer +2.0) = (no), (zer 0.0) = (yes)</text:p>
          </table:table-cell>
          <table:table-cell table:number-columns-repeated="1020"/>
        </table:table-row>
        <table:table-row table:style-name="ro1">
          <table:table-cell office:value-type="string">
            <text:p>pos </text:p>
          </table:table-cell>
          <table:table-cell office:value-type="string">
            <text:p>one number </text:p>
          </table:table-cell>
          <table:table-cell office:value-type="string">
            <text:p>is number positive? <text:s/></text:p>
          </table:table-cell>
          <table:table-cell office:value-type="string">
            <text:p>(pos +2.5) = (yes), (pos 0.0) = (no), (pos -2.0) = (no)</text:p>
          </table:table-cell>
          <table:table-cell table:number-columns-repeated="1020"/>
        </table:table-row>
        <table:table-row table:style-name="ro1">
          <table:table-cell office:value-type="string">
            <text:p>neg </text:p>
          </table:table-cell>
          <table:table-cell office:value-type="string">
            <text:p>one number </text:p>
          </table:table-cell>
          <table:table-cell office:value-type="string">
            <text:p>is number negative? </text:p>
          </table:table-cell>
          <table:table-cell office:value-type="string">
            <text:p>(neg +2.0) = (no), (neg 0.0) = (no), (neg -2.0) = (yes)</text:p>
          </table:table-cell>
          <table:table-cell table:number-columns-repeated="1020"/>
        </table:table-row>
        <table:table-row table:style-name="ro1">
          <table:table-cell office:value-type="string">
            <text:p>equ </text:p>
          </table:table-cell>
          <table:table-cell office:value-type="string">
            <text:p>two numbers </text:p>
          </table:table-cell>
          <table:table-cell office:value-type="string">
            <text:p>are numbers equal? <text:s/></text:p>
          </table:table-cell>
          <table:table-cell office:value-type="string">
            <text:p>(equ +2.0 +1.0) = (no), (equ +2.0 +2.0) = (yes)</text:p>
          </table:table-cell>
          <table:table-cell table:number-columns-repeated="1020"/>
        </table:table-row>
        <table:table-row table:style-name="ro1">
          <table:table-cell office:value-type="string">
            <text:p>gre <text:s/></text:p>
          </table:table-cell>
          <table:table-cell office:value-type="string">
            <text:p>two numbers <text:s/></text:p>
          </table:table-cell>
          <table:table-cell office:value-type="string">
            <text:p>is first number greater than the second one? <text:s/></text:p>
          </table:table-cell>
          <table:table-cell office:value-type="string">
            <text:p>(gre +2.0 +1.0) = (yes), (gre +1.0 +2.0) = (no)</text:p>
          </table:table-cell>
          <table:table-cell table:number-columns-repeated="1020"/>
        </table:table-row>
        <table:table-row table:style-name="ro1">
          <table:table-cell office:value-type="string">
            <text:p>les </text:p>
          </table:table-cell>
          <table:table-cell office:value-type="string">
            <text:p>two numbers </text:p>
          </table:table-cell>
          <table:table-cell office:value-type="string">
            <text:p>is first number less than the second one? <text:s/></text:p>
          </table:table-cell>
          <table:table-cell office:value-type="string">
            <text:p>(les +2.0 +1.0) = (no), (les +1.0 +2.0) = (yes)</text:p>
          </table:table-cell>
          <table:table-cell table:number-columns-repeated="1020"/>
        </table:table-row>
        <table:table-row table:style-name="ro1">
          <table:table-cell office:value-type="string">
            <text:p>yes </text:p>
          </table:table-cell>
          <table:table-cell office:value-type="string">
            <text:p>none </text:p>
          </table:table-cell>
          <table:table-cell office:value-type="string">
            <text:p>boolean value "true", "yes" </text:p>
          </table:table-cell>
          <table:table-cell office:value-type="string">
            <text:p>(yes) = (yes)</text:p>
          </table:table-cell>
          <table:table-cell table:number-columns-repeated="1020"/>
        </table:table-row>
        <table:table-row table:style-name="ro1">
          <table:table-cell office:value-type="string">
            <text:p>no </text:p>
          </table:table-cell>
          <table:table-cell office:value-type="string">
            <text:p>none </text:p>
          </table:table-cell>
          <table:table-cell office:value-type="string">
            <text:p>boolean value "false", "no" </text:p>
          </table:table-cell>
          <table:table-cell office:value-type="string">
            <text:p>(no) = (no)</text:p>
          </table:table-cell>
          <table:table-cell table:number-columns-repeated="1020"/>
        </table:table-row>
        <table:table-row table:style-name="ro1">
          <table:table-cell office:value-type="string">
            <text:p>not </text:p>
          </table:table-cell>
          <table:table-cell office:value-type="string">
            <text:p>one boolean <text:s/></text:p>
          </table:table-cell>
          <table:table-cell office:value-type="string">
            <text:p>negation of boolean value </text:p>
          </table:table-cell>
          <table:table-cell office:value-type="string">
            <text:p>(not (yes)) = (no), (not (no)) = (yes)</text:p>
          </table:table-cell>
          <table:table-cell table:number-columns-repeated="1020"/>
        </table:table-row>
        <table:table-row table:style-name="ro1">
          <table:table-cell office:value-type="string">
            <text:p>and </text:p>
          </table:table-cell>
          <table:table-cell office:value-type="string">
            <text:p>two booleans </text:p>
          </table:table-cell>
          <table:table-cell office:value-type="string">
            <text:p>logical "and" of these </text:p>
          </table:table-cell>
          <table:table-cell office:value-type="string">
            <text:p>(and (yes) (yes)) = (yes), (and (no) (yes)) = (no)</text:p>
          </table:table-cell>
          <table:table-cell table:number-columns-repeated="1020"/>
        </table:table-row>
        <table:table-row table:style-name="ro1">
          <table:table-cell office:value-type="string">
            <text:p>or </text:p>
          </table:table-cell>
          <table:table-cell office:value-type="string">
            <text:p>two booleans </text:p>
          </table:table-cell>
          <table:table-cell office:value-type="string">
            <text:p>logical "or" or these </text:p>
          </table:table-cell>
          <table:table-cell office:value-type="string">
            <text:p>(or (yes) (no)) = (yes), (or (no) (no)) = (no)</text:p>
          </table:table-cell>
          <table:table-cell table:number-columns-repeated="1020"/>
        </table:table-row>
        <table:table-row table:style-name="ro1">
          <table:table-cell office:value-type="string">
            <text:p>numb </text:p>
          </table:table-cell>
          <table:table-cell office:value-type="string">
            <text:p>one text </text:p>
          </table:table-cell>
          <table:table-cell office:value-type="string">
            <text:p>get number from text, parse number from text </text:p>
          </table:table-cell>
          <table:table-cell office:value-type="string">
            <text:p>(numb "0.0") = 0.0, (numb "-2.0") = -2.0</text:p>
          </table:table-cell>
          <table:table-cell table:number-columns-repeated="1020"/>
        </table:table-row>
        <table:table-row table:style-name="ro4">
          <table:table-cell office:value-type="string">
            <text:p>name </text:p>
          </table:table-cell>
          <table:table-cell office:value-type="string">
            <text:p>one text or one node of tree </text:p>
          </table:table-cell>
          <table:table-cell office:value-type="string">
            <text:p>convert text to name or get name from node of tree </text:p>
          </table:table-cell>
          <table:table-cell office:value-type="string">
            <text:p>(name "alfa") = alfa, (name (root (ins (new) alfa +3.0))) = alfa</text:p>
          </table:table-cell>
          <table:table-cell table:number-columns-repeated="1020"/>
        </table:table-row>
        <table:table-row table:style-name="ro1">
          <table:table-cell office:value-type="string">
            <text:p>text </text:p>
          </table:table-cell>
          <table:table-cell office:value-type="string">
            <text:p>one number or one text </text:p>
          </table:table-cell>
          <table:table-cell office:value-type="string">
            <text:p>text representation of number or name </text:p>
          </table:table-cell>
          <table:table-cell office:value-type="string">
            <text:p>(text +2.34) = "+2.34", (text alfa) = "alfa"</text:p>
          </table:table-cell>
          <table:table-cell table:number-columns-repeated="1020"/>
        </table:table-row>
        <table:table-row table:style-name="ro1">
          <table:table-cell office:value-type="string">
            <text:p>leng </text:p>
          </table:table-cell>
          <table:table-cell office:value-type="string">
            <text:p>one name or one text </text:p>
          </table:table-cell>
          <table:table-cell office:value-type="string">
            <text:p>length of name or text, number of characters </text:p>
          </table:table-cell>
          <table:table-cell office:value-type="string">
            <text:p>(leng alfa) = +4.0, (leng "alfa beta") = +7.0</text:p>
          </table:table-cell>
          <table:table-cell table:number-columns-repeated="1020"/>
        </table:table-row>
        <table:table-row table:style-name="ro1">
          <table:table-cell office:value-type="string">
            <text:p>same </text:p>
          </table:table-cell>
          <table:table-cell office:value-type="string">
            <text:p>two names or two texts </text:p>
          </table:table-cell>
          <table:table-cell office:value-type="string">
            <text:p>does these names or text look the same? <text:s/></text:p>
          </table:table-cell>
          <table:table-cell office:value-type="string">
            <text:p>(same alfa alfa) = (yes), (same "alfa" "beta") = (no)</text:p>
          </table:table-cell>
          <table:table-cell table:number-columns-repeated="1020"/>
        </table:table-row>
        <table:table-row table:style-name="ro1">
          <table:table-cell office:value-type="string">
            <text:p>bfor </text:p>
          </table:table-cell>
          <table:table-cell office:value-type="string">
            <text:p>two names or two texts </text:p>
          </table:table-cell>
          <table:table-cell office:value-type="string">
            <text:p>does the first one sort before the second one? <text:s/></text:p>
          </table:table-cell>
          <table:table-cell office:value-type="string">
            <text:p>(bfor alfa beta) = (yes), (bfor alfa aaaa) = (no)</text:p>
          </table:table-cell>
          <table:table-cell table:number-columns-repeated="1020"/>
        </table:table-row>
        <table:table-row table:style-name="ro1">
          <table:table-cell office:value-type="string">
            <text:p>aftr </text:p>
          </table:table-cell>
          <table:table-cell office:value-type="string">
            <text:p>two names or two texts </text:p>
          </table:table-cell>
          <table:table-cell office:value-type="string">
            <text:p>does the first one sort after the second one </text:p>
          </table:table-cell>
          <table:table-cell office:value-type="string">
            <text:p>(aftr alfa aaaa) = (yes), (aftr alfa beta) = (no)</text:p>
          </table:table-cell>
          <table:table-cell table:number-columns-repeated="1020"/>
        </table:table-row>
        <table:table-row table:style-name="ro1">
          <table:table-cell office:value-type="string">
            <text:p>escp </text:p>
          </table:table-cell>
          <table:table-cell office:value-type="string">
            <text:p>one text </text:p>
          </table:table-cell>
          <table:table-cell office:value-type="string">
            <text:p>escape special chars in text </text:p>
          </table:table-cell>
          <table:table-cell office:value-type="string">
            <text:p>(escp "a\"b\\c") = "a\\\"b\\\\c"</text:p>
          </table:table-cell>
          <table:table-cell table:number-columns-repeated="1020"/>
        </table:table-row>
        <table:table-row table:style-name="ro1">
          <table:table-cell office:value-type="string">
            <text:p>unes </text:p>
          </table:table-cell>
          <table:table-cell office:value-type="string">
            <text:p>one text </text:p>
          </table:table-cell>
          <table:table-cell office:value-type="string">
            <text:p>unescape special chars in text </text:p>
          </table:table-cell>
          <table:table-cell office:value-type="string">
            <text:p>(unes "a\\\"b\\\\c") = "a\"b\\c"</text:p>
          </table:table-cell>
          <table:table-cell table:number-columns-repeated="1020"/>
        </table:table-row>
        <table:table-row table:style-name="ro1">
          <table:table-cell office:value-type="string">
            <text:p>uppr </text:p>
          </table:table-cell>
          <table:table-cell office:value-type="string">
            <text:p>one name or one text </text:p>
          </table:table-cell>
          <table:table-cell office:value-type="string">
            <text:p>convert letters to uppercase </text:p>
          </table:table-cell>
          <table:table-cell office:value-type="string">
            <text:p>(uppr Alfa) = ALFA</text:p>
          </table:table-cell>
          <table:table-cell table:number-columns-repeated="1020"/>
        </table:table-row>
        <table:table-row table:style-name="ro1">
          <table:table-cell office:value-type="string">
            <text:p>lowr </text:p>
          </table:table-cell>
          <table:table-cell office:value-type="string">
            <text:p>one name or one text </text:p>
          </table:table-cell>
          <table:table-cell office:value-type="string">
            <text:p>convert letters to lowercase </text:p>
          </table:table-cell>
          <table:table-cell office:value-type="string">
            <text:p>(lowr "ALFA beta") = "alfa beta"</text:p>
          </table:table-cell>
          <table:table-cell table:number-columns-repeated="1020"/>
        </table:table-row>
        <table:table-row table:style-name="ro4">
          <table:table-cell office:value-type="string">
            <text:p>head </text:p>
          </table:table-cell>
          <table:table-cell office:value-type="string">
            <text:p>one text or one name, and one number </text:p>
          </table:table-cell>
          <table:table-cell office:value-type="string">
            <text:p>beginning of text or name </text:p>
          </table:table-cell>
          <table:table-cell office:value-type="string">
            <text:p>(head alfa +2.0) = al, (head "alfa beta" +6.0) = "alfa b"</text:p>
          </table:table-cell>
          <table:table-cell table:number-columns-repeated="1020"/>
        </table:table-row>
        <table:table-row table:style-name="ro4">
          <table:table-cell office:value-type="string">
            <text:p>tail </text:p>
          </table:table-cell>
          <table:table-cell office:value-type="string">
            <text:p>one text or one name, and one number </text:p>
          </table:table-cell>
          <table:table-cell office:value-type="string">
            <text:p>get ending of text or name </text:p>
          </table:table-cell>
          <table:table-cell office:value-type="string">
            <text:p>(tail alfa +2.0) = fa, (tail "alfa beta" +6.0) = "a beta"</text:p>
          </table:table-cell>
          <table:table-cell table:number-columns-repeated="1020"/>
        </table:table-row>
        <table:table-row table:style-name="ro4">
          <table:table-cell office:value-type="string">
            <text:p>join </text:p>
          </table:table-cell>
          <table:table-cell office:value-type="string">
            <text:p>two names or two texts </text:p>
          </table:table-cell>
          <table:table-cell office:value-type="string">
            <text:p>join names with underscore, or concatenate texts </text:p>
          </table:table-cell>
          <table:table-cell office:value-type="string">
            <text:p>(join alfa beta) = alfa_beta, (join "alfa" "beta") = "alfabeta"</text:p>
          </table:table-cell>
          <table:table-cell table:number-columns-repeated="1020"/>
        </table:table-row>
        <table:table-row table:style-name="ro1">
          <table:table-cell office:value-type="string">
            <text:p>part </text:p>
          </table:table-cell>
          <table:table-cell office:value-type="string">
            <text:p>two names or two texts </text:p>
          </table:table-cell>
          <table:table-cell office:value-type="string">
            <text:p>does first one have a part as the second one </text:p>
          </table:table-cell>
          <table:table-cell office:value-type="string">
            <text:p>(part alfa lf) = (yes), (part alfa aa) = (no)</text:p>
          </table:table-cell>
          <table:table-cell table:number-columns-repeated="1020"/>
        </table:table-row>
        <table:table-row table:style-name="ro1">
          <table:table-cell office:value-type="string">
            <text:p>indx </text:p>
          </table:table-cell>
          <table:table-cell office:value-type="string">
            <text:p>two names or two texts </text:p>
          </table:table-cell>
          <table:table-cell office:value-type="string">
            <text:p>get index of part <text:s/></text:p>
          </table:table-cell>
          <table:table-cell office:value-type="string">
            <text:p>(indx alfa fa) = +2.0, (index alfa a) = 0.0</text:p>
          </table:table-cell>
          <table:table-cell table:number-columns-repeated="1020"/>
        </table:table-row>
        <table:table-row table:style-name="ro1">
          <table:table-cell office:value-type="string">
            <text:p>ptrn </text:p>
          </table:table-cell>
          <table:table-cell office:value-type="string">
            <text:p>one text </text:p>
          </table:table-cell>
          <table:table-cell office:value-type="string">
            <text:p>is text valid pattern (regular expression)? <text:s/></text:p>
          </table:table-cell>
          <table:table-cell office:value-type="string">
            <text:p>(ptrn "ab*c") = (yes), (ptrn "ab*[") = (no)</text:p>
          </table:table-cell>
          <table:table-cell table:number-columns-repeated="1020"/>
        </table:table-row>
        <table:table-row table:style-name="ro1">
          <table:table-cell office:value-type="string">
            <text:p>subs </text:p>
          </table:table-cell>
          <table:table-cell office:value-type="string">
            <text:p>one text </text:p>
          </table:table-cell>
          <table:table-cell office:value-type="string">
            <text:p>number of subespressions in pattern </text:p>
          </table:table-cell>
          <table:table-cell office:value-type="string">
            <text:p>(subs "a(lf)a") = +1.0, (subs "a(l(f(a)))") = +3.0</text:p>
          </table:table-cell>
          <table:table-cell table:number-columns-repeated="1020"/>
        </table:table-row>
        <table:table-row table:style-name="ro3">
          <table:table-cell office:value-type="string">
            <text:p>mtch </text:p>
          </table:table-cell>
          <table:table-cell office:value-type="string">
            <text:p>one name or text, one text, optional number <text:s/></text:p>
          </table:table-cell>
          <table:table-cell office:value-type="string">
            <text:p>matches regular expression against text or name; number tells what subexpression to look at (if not present looks at whole pattern) </text:p>
          </table:table-cell>
          <table:table-cell office:value-type="string">
            <text:p>(mtch alfa "a.*a") = (yes), (mtch alfa "a(lf|xy)a" +1.0) = (yes)</text:p>
          </table:table-cell>
          <table:table-cell table:number-columns-repeated="1020"/>
        </table:table-row>
        <table:table-row table:style-name="ro4">
          <table:table-cell office:value-type="string">
            <text:p>msta </text:p>
          </table:table-cell>
          <table:table-cell office:value-type="string">
            <text:p>same as mtch </text:p>
          </table:table-cell>
          <table:table-cell office:value-type="string">
            <text:p>starting index of matched text or name </text:p>
          </table:table-cell>
          <table:table-cell office:value-type="string">
            <text:p>(msta alfa "a.*a") = 0.0, (msta alfa "a(lf|xy)a" +1.0) = +1.0</text:p>
          </table:table-cell>
          <table:table-cell table:number-columns-repeated="1020"/>
        </table:table-row>
        <table:table-row table:style-name="ro4">
          <table:table-cell office:value-type="string">
            <text:p>mend </text:p>
          </table:table-cell>
          <table:table-cell office:value-type="string">
            <text:p>same as mtch </text:p>
          </table:table-cell>
          <table:table-cell office:value-type="string">
            <text:p>ending index of matched text or name </text:p>
          </table:table-cell>
          <table:table-cell office:value-type="string">
            <text:p>(mend alfa "a.*a") = +4.0, (mend alfa "a(lf|xy)a" +1.0) = +3.0</text:p>
          </table:table-cell>
          <table:table-cell table:number-columns-repeated="1020"/>
        </table:table-row>
        <table:table-row table:style-name="ro1">
          <table:table-cell office:value-type="string">
            <text:p>new </text:p>
          </table:table-cell>
          <table:table-cell office:value-type="string">
            <text:p>none </text:p>
          </table:table-cell>
          <table:table-cell office:value-type="string">
            <text:p>new, empty tree (object) </text:p>
          </table:table-cell>
          <table:table-cell office:value-type="string">
            <text:p>(new) = (tree ...)</text:p>
          </table:table-cell>
          <table:table-cell table:number-columns-repeated="1020"/>
        </table:table-row>
        <table:table-row table:style-name="ro1">
          <table:table-cell office:value-type="string">
            <text:p>ref </text:p>
          </table:table-cell>
          <table:table-cell office:value-type="string">
            <text:p>two trees or two nodes of tree </text:p>
          </table:table-cell>
          <table:table-cell office:value-type="string">
            <text:p>does both reference the same place in memory? <text:s/></text:p>
          </table:table-cell>
          <table:table-cell office:value-type="string">
            <text:p>(ref (new) (new)) = (no), (as t (new) (ref (t) (t))) = (yes)</text:p>
          </table:table-cell>
          <table:table-cell table:number-columns-repeated="1020"/>
        </table:table-row>
        <table:table-row table:style-name="ro1">
          <table:table-cell office:value-type="string">
            <text:p>any </text:p>
          </table:table-cell>
          <table:table-cell office:value-type="string">
            <text:p>one tree </text:p>
          </table:table-cell>
          <table:table-cell office:value-type="string">
            <text:p>are there any nodes in tree? <text:s/></text:p>
          </table:table-cell>
          <table:table-cell office:value-type="string">
            <text:p>(any (new)) = (no), (any (ins (new) alfa +1.0)) = (yes)</text:p>
          </table:table-cell>
          <table:table-cell table:number-columns-repeated="1020"/>
        </table:table-row>
        <table:table-row table:style-name="ro1">
          <table:table-cell office:value-type="string">
            <text:p>qty <text:s/></text:p>
          </table:table-cell>
          <table:table-cell office:value-type="string">
            <text:p>one tree </text:p>
          </table:table-cell>
          <table:table-cell office:value-type="string">
            <text:p>number of nodes in tree </text:p>
          </table:table-cell>
          <table:table-cell office:value-type="string">
            <text:p>(qty (new)) = 0.0, (qty (ins (new) alfa +1.0)) = +1.0</text:p>
          </table:table-cell>
          <table:table-cell table:number-columns-repeated="1020"/>
        </table:table-row>
        <table:table-row table:style-name="ro4">
          <table:table-cell office:value-type="string">
            <text:p>def </text:p>
          </table:table-cell>
          <table:table-cell office:value-type="string">
            <text:p>one tree and one name </text:p>
          </table:table-cell>
          <table:table-cell office:value-type="string">
            <text:p>is node of given name defined in tree? <text:s/></text:p>
          </table:table-cell>
          <table:table-cell office:value-type="string">
            <text:p>(def (new) alfa) = (no), (def (ins (new) alfa +1.0) alfa) = (yes) </text:p>
          </table:table-cell>
          <table:table-cell table:number-columns-repeated="1020"/>
        </table:table-row>
        <table:table-row table:style-name="ro4">
          <table:table-cell office:value-type="string">
            <text:p>ins </text:p>
          </table:table-cell>
          <table:table-cell office:value-type="string">
            <text:p>one tree, one name, and one of any type </text:p>
          </table:table-cell>
          <table:table-cell office:value-type="string">
            <text:p>inserts into tree new node with given name and value; returns tree; error if name already defined </text:p>
          </table:table-cell>
          <table:table-cell office:value-type="string">
            <text:p>(ins (ins (new) alfa +1.0) beta +2.0) = (tree alfa +1.0 beta +2.0)</text:p>
          </table:table-cell>
          <table:table-cell table:number-columns-repeated="1020"/>
        </table:table-row>
        <table:table-row table:style-name="ro4">
          <table:table-cell office:value-type="string">
            <text:p>del <text:s/></text:p>
          </table:table-cell>
          <table:table-cell office:value-type="string">
            <text:p>one tree, one name </text:p>
          </table:table-cell>
          <table:table-cell office:value-type="string">
            <text:p>deletes from tree node of given name; error if node not defined </text:p>
          </table:table-cell>
          <table:table-cell office:value-type="string">
            <text:p>(del (ins (ins (new) alfa +1.0) beta +2.0) alfa) = (tree beta +2.0)</text:p>
          </table:table-cell>
          <table:table-cell table:number-columns-repeated="1020"/>
        </table:table-row>
        <table:table-row table:style-name="ro3">
          <table:table-cell office:value-type="string">
            <text:p>set </text:p>
          </table:table-cell>
          <table:table-cell office:value-type="string">
            <text:p>one tree, one name, one value of any type; or one node and one value of any type </text:p>
          </table:table-cell>
          <table:table-cell office:value-type="string">
            <text:p>in tree set node of given name to given value; error if node of that name not defined; or set value of given node </text:p>
          </table:table-cell>
          <table:table-cell office:value-type="string">
            <text:p>(set (ins (new) alfa +2.0) alfa -99.0) = (tree alfa -99.0), (as t (ins (new) alfa +2.0) (do (set (root (t)) +99.0) (t))) = (tree alfa +99.0)</text:p>
          </table:table-cell>
          <table:table-cell table:number-columns-repeated="1020"/>
        </table:table-row>
        <table:table-row table:style-name="ro4">
          <table:table-cell office:value-type="string">
            <text:p>get </text:p>
          </table:table-cell>
          <table:table-cell office:value-type="string">
            <text:p>one tree and one name; or one node of tree </text:p>
          </table:table-cell>
          <table:table-cell office:value-type="string">
            <text:p>get value from named node in given tree; or get value of node <text:s/></text:p>
          </table:table-cell>
          <table:table-cell office:value-type="string">
            <text:p>(as t (ins (new) alfa +2.0) (get (t) alfa)) = +2.0, (as t (ins (new) alfa +2.0) (get (root (t))))</text:p>
          </table:table-cell>
          <table:table-cell table:number-columns-repeated="1020"/>
        </table:table-row>
        <table:table-row table:style-name="ro4">
          <table:table-cell office:value-type="string">
            <text:p>root </text:p>
          </table:table-cell>
          <table:table-cell office:value-type="string">
            <text:p>one tree </text:p>
          </table:table-cell>
          <table:table-cell office:value-type="string">
            <text:p>root node of tree (top of AVL tree) </text:p>
          </table:table-cell>
          <table:table-cell office:value-type="string">
            <text:p>(as t (new) (do (ins (t) a +1.0) (ins (t) b +2.0) (ins (t) c +3.0) (root (t)))) = (node b +2.0)</text:p>
          </table:table-cell>
          <table:table-cell table:number-columns-repeated="1020"/>
        </table:table-row>
        <table:table-row table:style-name="ro4">
          <table:table-cell office:value-type="string">
            <text:p>frst </text:p>
          </table:table-cell>
          <table:table-cell office:value-type="string">
            <text:p>one tree </text:p>
          </table:table-cell>
          <table:table-cell office:value-type="string">
            <text:p>frst (leftmost) node of AVL tree </text:p>
          </table:table-cell>
          <table:table-cell office:value-type="string">
            <text:p>(as t (new) (do (ins (t) a +1.0) (ins (t) b +2.0) (ins (t) c +3.0) (frst (t)))) = (node a +1.0)</text:p>
          </table:table-cell>
          <table:table-cell table:number-columns-repeated="1020"/>
        </table:table-row>
        <table:table-row table:style-name="ro4">
          <table:table-cell office:value-type="string">
            <text:p>last </text:p>
          </table:table-cell>
          <table:table-cell office:value-type="string">
            <text:p>one tree </text:p>
          </table:table-cell>
          <table:table-cell office:value-type="string">
            <text:p>last (rightmost) node of AVL tree </text:p>
          </table:table-cell>
          <table:table-cell office:value-type="string">
            <text:p>(as t (new) (do (ins (t) a +1.0) (ins (t) b +2.0) (ins (t) c +3.0) (last (t)))) = (node c +3.0)</text:p>
          </table:table-cell>
          <table:table-cell table:number-columns-repeated="1020"/>
        </table:table-row>
        <table:table-row table:style-name="ro4">
          <table:table-cell office:value-type="string">
            <text:p>left </text:p>
          </table:table-cell>
          <table:table-cell office:value-type="string">
            <text:p>one node of tree </text:p>
          </table:table-cell>
          <table:table-cell office:value-type="string">
            <text:p>left child of node or (void) if not defined <text:s/></text:p>
          </table:table-cell>
          <table:table-cell office:value-type="string">
            <text:p>(as t (new) (do (ins (t) a +1.0) (ins (t) b +2.0) (ins (t) c +3.0) (left (root (t))))) = (node a +1.0)</text:p>
          </table:table-cell>
          <table:table-cell table:number-columns-repeated="1020"/>
        </table:table-row>
        <table:table-row table:style-name="ro4">
          <table:table-cell office:value-type="string">
            <text:p>rght </text:p>
          </table:table-cell>
          <table:table-cell office:value-type="string">
            <text:p>one node of tree </text:p>
          </table:table-cell>
          <table:table-cell office:value-type="string">
            <text:p>right child of node or (void) if not defined <text:s/></text:p>
          </table:table-cell>
          <table:table-cell office:value-type="string">
            <text:p>(as t (new) (do (ins (t) a +1.0) (ins (t) b +2.0) (ins (t) c +3.0) (rght (root (t))))) = (node c +3.0)</text:p>
          </table:table-cell>
          <table:table-cell table:number-columns-repeated="1020"/>
        </table:table-row>
        <table:table-row table:style-name="ro4">
          <table:table-cell office:value-type="string">
            <text:p>next </text:p>
          </table:table-cell>
          <table:table-cell office:value-type="string">
            <text:p>one node of tree </text:p>
          </table:table-cell>
          <table:table-cell office:value-type="string">
            <text:p>next node in tree after given node or (void) if current node is last one </text:p>
          </table:table-cell>
          <table:table-cell office:value-type="string">
            <text:p>(as t (new) (do (ins (t) a +1.0) (ins (t) b +2.0) (ins (t) c +3.0) (next (root (t))))) = (node c +3.0)</text:p>
          </table:table-cell>
          <table:table-cell table:number-columns-repeated="1020"/>
        </table:table-row>
        <table:table-row table:style-name="ro4">
          <table:table-cell office:value-type="string">
            <text:p>prev </text:p>
          </table:table-cell>
          <table:table-cell office:value-type="string">
            <text:p>one node of tree </text:p>
          </table:table-cell>
          <table:table-cell office:value-type="string">
            <text:p>previous node in tree before given node or (void) if current node is first one </text:p>
          </table:table-cell>
          <table:table-cell office:value-type="string">
            <text:p>(as t (new) (do (ins (t) a +1.0) (ins (t) b +2.0) (ins (t) c +3.0) (prev (root (t))))) = (node a +1.0)</text:p>
          </table:table-cell>
          <table:table-cell table:number-columns-repeated="1020"/>
        </table:table-row>
        <table:table-row table:style-name="ro4">
          <table:table-cell office:value-type="string">
            <text:p>vlue </text:p>
          </table:table-cell>
          <table:table-cell office:value-type="string">
            <text:p>one node of tree </text:p>
          </table:table-cell>
          <table:table-cell office:value-type="string">
            <text:p>value of given node </text:p>
          </table:table-cell>
          <table:table-cell office:value-type="string">
            <text:p>(as t (new) (do (ins (t) a +1.0) (ins (t) b +2.0) (ins (t) c +3.0) (vlue (root (t))))) = +2.0</text:p>
          </table:table-cell>
          <table:table-cell table:number-columns-repeated="1020"/>
        </table:table-row>
        <table:table-row table:style-name="ro4">
          <table:table-cell office:value-type="string">
            <text:p>tree </text:p>
          </table:table-cell>
          <table:table-cell office:value-type="string">
            <text:p>one node of tree </text:p>
          </table:table-cell>
          <table:table-cell office:value-type="string">
            <text:p>tree the node belongs to <text:s/></text:p>
          </table:table-cell>
          <table:table-cell office:value-type="string">
            <text:p>(as t (new) (do (ins (t) a +1.0) (ins (t) b +2.0) (ins (t) c +3.0) (tree (root (t))))) = (tree a +1.0 b +2.0 c +3.0)</text:p>
          </table:table-cell>
          <table:table-cell table:number-columns-repeated="1020"/>
        </table:table-row>
        <table:table-row table:style-name="ro2">
          <table:table-cell office:value-type="string">
            <text:p>main </text:p>
          </table:table-cell>
          <table:table-cell office:value-type="string">
            <text:p>none </text:p>
          </table:table-cell>
          <table:table-cell office:value-type="string">
            <text:p>a tree that is defined in treep at the beginning of computation; one can use this tree to store information throughout all computation; this is to hold data that must be accessible all the time </text:p>
          </table:table-cell>
          <table:table-cell office:value-type="string">
            <text:p>(do (ins (main) a +1.0) (ins (main) b +2.0) (ins (main) c +3.0) (main)) = (tree a +1.0 b +2.0 c +3.0)</text:p>
          </table:table-cell>
          <table:table-cell table:number-columns-repeated="1020"/>
        </table:table-row>
        <table:table-row table:style-name="ro3">
          <table:table-cell office:value-type="string">
            <text:p>read </text:p>
          </table:table-cell>
          <table:table-cell office:value-type="string">
            <text:p>none </text:p>
          </table:table-cell>
          <table:table-cell office:value-type="string">
            <text:p>read one piece of data from stdin; data can be number, name, text, left or right parenthesis, space, tabulator, new line char, or void on the end of file </text:p>
          </table:table-cell>
          <table:table-cell office:value-type="string">
            <text:p>(read)+2.0 = +2.0, (read) +1.0 = (spac), (do (read) (read)) "beta" = "beta"</text:p>
          </table:table-cell>
          <table:table-cell table:number-columns-repeated="1020"/>
        </table:table-row>
        <table:table-row table:style-name="ro4">
          <table:table-cell office:value-type="string">
            <text:p>back </text:p>
          </table:table-cell>
          <table:table-cell office:value-type="string">
            <text:p>one value of any type that read returns </text:p>
          </table:table-cell>
          <table:table-cell office:value-type="string">
            <text:p>cancels last "read" call; treep can remember only one such value </text:p>
          </table:table-cell>
          <table:table-cell office:value-type="string">
            <text:p>(as r (read) (do (read) (back (r)) (read)))+1.0+2.0 = +1.0</text:p>
          </table:table-cell>
          <table:table-cell table:number-columns-repeated="1020"/>
        </table:table-row>
        <table:table-row table:style-name="ro4">
          <table:table-cell office:value-type="string">
            <text:p>wrte </text:p>
          </table:table-cell>
          <table:table-cell office:value-type="string">
            <text:p>one value of any type that read returns </text:p>
          </table:table-cell>
          <table:table-cell office:value-type="string">
            <text:p>writes data to stdout; outputs nothing for (void) </text:p>
          </table:table-cell>
          <table:table-cell office:value-type="string">
            <text:p>(wrte "Hello World!") = "Hello World!"</text:p>
          </table:table-cell>
          <table:table-cell table:number-columns-repeated="1020"/>
        </table:table-row>
        <table:table-row table:style-name="ro4">
          <table:table-cell office:value-type="string">
            <text:p>dump </text:p>
          </table:table-cell>
          <table:table-cell office:value-type="string">
            <text:p>one text </text:p>
          </table:table-cell>
          <table:table-cell office:value-type="string">
            <text:p>writes to stdout contents of text (without quotes, unescaped) </text:p>
          </table:table-cell>
          <table:table-cell office:value-type="string">
            <text:p>(dump "Hello World!") = Hello World!</text:p>
          </table:table-cell>
          <table:table-cell table:number-columns-repeated="1020"/>
        </table:table-row>
        <table:table-row table:style-name="ro1">
          <table:table-cell office:value-type="string">
            <text:p>time <text:s/></text:p>
          </table:table-cell>
          <table:table-cell office:value-type="string">
            <text:p>none </text:p>
          </table:table-cell>
          <table:table-cell office:value-type="string">
            <text:p>number of seconds since epoch <text:s/></text:p>
          </table:table-cell>
          <table:table-cell office:value-type="string">
            <text:p>(time) = +1318432558.0</text:p>
          </table:table-cell>
          <table:table-cell table:number-columns-repeated="1020"/>
        </table:table-row>
        <table:table-row table:style-name="ro4">
          <table:table-cell office:value-type="string">
            <text:p>repr </text:p>
          </table:table-cell>
          <table:table-cell office:value-type="string">
            <text:p>one number </text:p>
          </table:table-cell>
          <table:table-cell office:value-type="string">
            <text:p>ISO representation of time given as number of seconds </text:p>
          </table:table-cell>
          <table:table-cell office:value-type="string">
            <text:p>(repr (time)) = "2011-10-12 17:17:43"</text:p>
          </table:table-cell>
          <table:table-cell table:number-columns-repeated="1020"/>
        </table:table-row>
        <table:table-row table:style-name="ro4">
          <table:table-cell office:value-type="string">
            <text:p>pars </text:p>
          </table:table-cell>
          <table:table-cell office:value-type="string">
            <text:p>one text </text:p>
          </table:table-cell>
          <table:table-cell office:value-type="string">
            <text:p>parse text as ISO date format and return number of seconds </text:p>
          </table:table-cell>
          <table:table-cell office:value-type="string">
            <text:p><text:s/>(pars "1999-01-01 12:34:56") = +915190496.0</text:p>
          </table:table-cell>
          <table:table-cell table:number-columns-repeated="1020"/>
        </table:table-row>
        <table:table-row table:style-name="ro1">
          <table:table-cell office:value-type="string">
            <text:p>rand </text:p>
          </table:table-cell>
          <table:table-cell office:value-type="string">
            <text:p>none </text:p>
          </table:table-cell>
          <table:table-cell office:value-type="string">
            <text:p>random number in range from 0.0 to +1.0 </text:p>
          </table:table-cell>
          <table:table-cell office:value-type="string">
            <text:p>(rand) = +0.32514742745934555</text:p>
          </table:table-cell>
          <table:table-cell table:number-columns-repeated="1020"/>
        </table:table-row>
        <table:table-row table:style-name="ro1">
          <table:table-cell office:value-type="string">
            <text:p>iden </text:p>
          </table:table-cell>
          <table:table-cell office:value-type="string">
            <text:p>one name </text:p>
          </table:table-cell>
          <table:table-cell office:value-type="string">
            <text:p>uniqe identifier starting with given name </text:p>
          </table:table-cell>
          <table:table-cell office:value-type="string">
            <text:p>(iden My_Id) = My_Id_20111012_172117_957613416</text:p>
          </table:table-cell>
          <table:table-cell table:number-columns-repeated="1020"/>
        </table:table-row>
        <table:table-row table:style-name="ro1">
          <table:table-cell office:value-type="string">
            <text:p>vers </text:p>
          </table:table-cell>
          <table:table-cell office:value-type="string">
            <text:p>none </text:p>
          </table:table-cell>
          <table:table-cell office:value-type="string">
            <text:p>version of treep </text:p>
          </table:table-cell>
          <table:table-cell office:value-type="string">
            <text:p>(vers) = "2011-10-12"</text:p>
          </table:table-cell>
          <table:table-cell table:number-columns-repeated="1020"/>
        </table:table-row>
        <table:table-row table:style-name="ro1">
          <table:table-cell office:value-type="string">
            <text:p>void </text:p>
          </table:table-cell>
          <table:table-cell office:value-type="string">
            <text:p>none </text:p>
          </table:table-cell>
          <table:table-cell office:value-type="string">
            <text:p>value of type "void" </text:p>
          </table:table-cell>
          <table:table-cell office:value-type="string">
            <text:p>(void) = (void)</text:p>
          </table:table-cell>
          <table:table-cell table:number-columns-repeated="1020"/>
        </table:table-row>
        <table:table-row table:style-name="ro1">
          <table:table-cell office:value-type="string">
            <text:p>spac </text:p>
          </table:table-cell>
          <table:table-cell office:value-type="string">
            <text:p>none </text:p>
          </table:table-cell>
          <table:table-cell office:value-type="string">
            <text:p>value of type "spac"; this is space </text:p>
          </table:table-cell>
          <table:table-cell office:value-type="string">
            <text:p>(spac) = (spac)</text:p>
          </table:table-cell>
          <table:table-cell table:number-columns-repeated="1020"/>
        </table:table-row>
        <table:table-row table:style-name="ro1">
          <table:table-cell office:value-type="string">
            <text:p>tabu </text:p>
          </table:table-cell>
          <table:table-cell office:value-type="string">
            <text:p>none </text:p>
          </table:table-cell>
          <table:table-cell office:value-type="string">
            <text:p>vlue of type "tabu", this is tabulator </text:p>
          </table:table-cell>
          <table:table-cell office:value-type="string">
            <text:p>(tabu) = (tabu)</text:p>
          </table:table-cell>
          <table:table-cell table:number-columns-repeated="1020"/>
        </table:table-row>
        <table:table-row table:style-name="ro1">
          <table:table-cell office:value-type="string">
            <text:p>line </text:p>
          </table:table-cell>
          <table:table-cell office:value-type="string">
            <text:p>none </text:p>
          </table:table-cell>
          <table:table-cell office:value-type="string">
            <text:p>vlue of type "line", this is new line character </text:p>
          </table:table-cell>
          <table:table-cell office:value-type="string">
            <text:p>(line) = (line)</text:p>
          </table:table-cell>
          <table:table-cell table:number-columns-repeated="1020"/>
        </table:table-row>
        <table:table-row table:style-name="ro1">
          <table:table-cell office:value-type="string">
            <text:p>lpar </text:p>
          </table:table-cell>
          <table:table-cell office:value-type="string">
            <text:p>none </text:p>
          </table:table-cell>
          <table:table-cell office:value-type="string">
            <text:p>this is value of type "lpar", this is left parenthesis </text:p>
          </table:table-cell>
          <table:table-cell office:value-type="string">
            <text:p>(lpar) = (lpar), (wrte (lpar)) = (</text:p>
          </table:table-cell>
          <table:table-cell table:number-columns-repeated="1020"/>
        </table:table-row>
        <table:table-row table:style-name="ro1">
          <table:table-cell office:value-type="string">
            <text:p>rpar </text:p>
          </table:table-cell>
          <table:table-cell office:value-type="string">
            <text:p>none </text:p>
          </table:table-cell>
          <table:table-cell office:value-type="string">
            <text:p>value of type "rapr", this is right parenthesis </text:p>
          </table:table-cell>
          <table:table-cell office:value-type="string">
            <text:p>(rpar) = (rpar), (wrte (rpar)) = )</text:p>
          </table:table-cell>
          <table:table-cell table:number-columns-repeated="1020"/>
        </table:table-row>
        <table:table-row table:style-name="ro4">
          <table:table-cell office:value-type="string">
            <text:p>info </text:p>
          </table:table-cell>
          <table:table-cell office:value-type="string">
            <text:p>any number of values of any types </text:p>
          </table:table-cell>
          <table:table-cell office:value-type="string">
            <text:p>write information about values on stderr; texts are output without quotes and unescaped </text:p>
          </table:table-cell>
          <table:table-cell office:value-type="string">
            <text:p>(info +2.4 alfa "a\"b\\c") = +2.4alfaa"b\c</text:p>
          </table:table-cell>
          <table:table-cell table:number-columns-repeated="1020"/>
        </table:table-row>
        <table:table-row table:style-name="ro4">
          <table:table-cell office:value-type="string">
            <text:p>exit </text:p>
          </table:table-cell>
          <table:table-cell office:value-type="string">
            <text:p>one boolean </text:p>
          </table:table-cell>
          <table:table-cell office:value-type="string">
            <text:p>exits computation with success for (yes) and failure for (no) </text:p>
          </table:table-cell>
          <table:table-cell office:value-type="string">
            <text:p>(exit (no)) = failure, (exit (yes)) = success</text:p>
          </table:table-cell>
          <table:table-cell table:number-columns-repeated="1020"/>
        </table:table-row>
        <table:table-row table:style-name="ro4" table:number-rows-repeated="104848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2">12.10.2011</text:date>, <text:time>18:08:5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1-10-12T18:08:53</dc:date>
    <dc:creator>Leszek Dubiel</dc:creator>
    <meta:editing-duration>PT00H06M43S</meta:editing-duration>
    <meta:editing-cycles>1</meta:editing-cycles>
    <meta:document-statistic meta:table-count="1" meta:cell-count="352" meta:object-count="0"/>
  </office:meta>
</office:document-meta>
</file>